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draw:opacity="0%" draw:textarea-horizontal-align="justify" draw:textarea-vertical-align="middle" draw:auto-grow-height="false" fo:min-height="0.475cm" fo:min-width="2.394cm" draw:shadow-opacity="0%"/>
    </style:style>
    <style:style style:name="gr2" style:family="graphic" style:parent-style-name="standard">
      <style:graphic-properties draw:opacity="0%" draw:textarea-horizontal-align="justify" draw:textarea-vertical-align="middle" draw:auto-grow-height="false" fo:min-height="0.33cm" fo:min-width="2.828cm" draw:shadow-opacity="0%"/>
    </style:style>
    <style:style style:name="gr3" style:family="graphic" style:parent-style-name="standard">
      <style:graphic-properties draw:opacity="0%" draw:textarea-horizontal-align="justify" draw:textarea-vertical-align="middle" draw:auto-grow-height="false" fo:min-height="0.475cm" fo:min-width="1.96cm" draw:shadow-opacity="0%"/>
    </style:style>
    <style:style style:name="gr4" style:family="graphic" style:parent-style-name="standard">
      <style:graphic-properties draw:opacity="0%" draw:textarea-horizontal-align="justify" draw:textarea-vertical-align="middle" draw:auto-grow-height="false" fo:min-height="0.619cm" fo:min-width="3.697cm" draw:shadow-opacity="0%"/>
    </style:style>
    <style:style style:name="gr5" style:family="graphic" style:parent-style-name="standard">
      <style:graphic-properties draw:opacity="0%" draw:textarea-horizontal-align="justify" draw:textarea-vertical-align="middle" draw:auto-grow-height="false" fo:min-height="0.62cm" fo:min-width="2.827cm" draw:shadow-opacity="0%"/>
    </style:style>
    <style:style style:name="gr6" style:family="graphic" style:parent-style-name="standard">
      <style:graphic-properties draw:opacity="0%" draw:textarea-horizontal-align="justify" draw:textarea-vertical-align="middle" draw:auto-grow-height="false" fo:min-height="0.475cm" fo:min-width="1.815cm" draw:shadow-opacity="0%"/>
    </style:style>
    <style:style style:name="gr7" style:family="graphic" style:parent-style-name="standard">
      <style:graphic-properties draw:opacity="0%" draw:textarea-horizontal-align="justify" draw:textarea-vertical-align="middle" draw:auto-grow-height="false" fo:min-height="0.33cm" fo:min-width="3.552cm" draw:shadow-opacity="0%"/>
    </style:style>
    <style:style style:name="gr8" style:family="graphic" style:parent-style-name="standard">
      <style:graphic-properties draw:fill="solid" draw:fill-color="#ffbf00" draw:opacity="100%" draw:textarea-horizontal-align="justify" draw:textarea-vertical-align="middle" draw:auto-grow-height="false" fo:min-height="0.619cm" fo:min-width="2.827cm" draw:shadow-opacity="100%"/>
    </style:style>
    <style:style style:name="gr9" style:family="graphic" style:parent-style-name="standard">
      <style:graphic-properties draw:opacity="0%" draw:textarea-horizontal-align="justify" draw:textarea-vertical-align="middle" draw:auto-grow-height="false" fo:min-height="0.33cm" fo:min-width="2.972cm" draw:shadow-opacity="0%"/>
    </style:style>
    <style:style style:name="gr10" style:family="graphic" style:parent-style-name="standard">
      <style:graphic-properties draw:fill="solid" draw:fill-color="#ff0000" draw:opacity="100%" draw:textarea-horizontal-align="justify" draw:textarea-vertical-align="middle" draw:auto-grow-height="false" fo:min-height="0.474cm" fo:min-width="1.96cm" draw:shadow-opacity="100%"/>
    </style:style>
    <style:style style:name="gr11" style:family="graphic" style:parent-style-name="standard">
      <style:graphic-properties draw:fill="solid" draw:fill-color="#b3cac7" draw:opacity="100%" draw:textarea-horizontal-align="justify" draw:textarea-vertical-align="middle" draw:auto-grow-height="false" fo:min-height="0.475cm" fo:min-width="2.394cm" draw:shadow-opacity="100%"/>
    </style:style>
    <style:style style:name="gr12" style:family="graphic" style:parent-style-name="objectwithoutfill">
      <style:graphic-properties draw:marker-end="Arrowheads_20_11" draw:marker-end-width="0.3cm" draw:fill="none" draw:textarea-vertical-align="middle"/>
    </style:style>
    <style:style style:name="gr13" style:family="graphic" style:parent-style-name="objectwithoutfill">
      <style:graphic-properties draw:marker-end="Arrowheads_20_12" draw:marker-end-width="0.3cm" draw:fill="none" draw:textarea-vertical-align="middle"/>
    </style:style>
    <style:style style:name="gr14" style:family="graphic" style:parent-style-name="objectwithoutfill">
      <style:graphic-properties draw:marker-end="Arrowheads_20_13" draw:marker-end-width="0.3cm" draw:fill="none" draw:textarea-vertical-align="middle"/>
    </style:style>
    <style:style style:name="gr15" style:family="graphic" style:parent-style-name="objectwithoutfill">
      <style:graphic-properties draw:marker-end="Arrowheads_20_14" draw:marker-end-width="0.3cm" draw:fill="none" draw:textarea-vertical-align="middle"/>
    </style:style>
    <style:style style:name="gr16" style:family="graphic" style:parent-style-name="objectwithoutfill">
      <style:graphic-properties draw:marker-end="Arrowheads_20_15" draw:marker-end-width="0.3cm" draw:fill="none" draw:textarea-vertical-align="middle"/>
    </style:style>
    <style:style style:name="gr17" style:family="graphic" style:parent-style-name="objectwithoutfill">
      <style:graphic-properties draw:marker-end="Arrowheads_20_16" draw:marker-end-width="0.3cm" draw:fill="none" draw:textarea-vertical-align="middle"/>
    </style:style>
    <style:style style:name="gr18" style:family="graphic" style:parent-style-name="objectwithoutfill">
      <style:graphic-properties draw:marker-end="Arrowheads_20_17" draw:marker-end-width="0.3cm" draw:fill="none" draw:textarea-vertical-align="middle"/>
    </style:style>
    <style:style style:name="gr19" style:family="graphic" style:parent-style-name="objectwithoutfill">
      <style:graphic-properties draw:marker-end="Arrowheads_20_18" draw:marker-end-width="0.3cm" draw:fill="none" draw:textarea-vertical-align="middle"/>
    </style:style>
    <style:style style:name="gr20" style:family="graphic" style:parent-style-name="objectwithoutfill">
      <style:graphic-properties draw:marker-end="Arrowheads_20_20" draw:marker-end-width="0.3cm" draw:fill="none" draw:textarea-vertical-align="middle"/>
    </style:style>
    <style:style style:name="gr21" style:family="graphic" style:parent-style-name="objectwithoutfill">
      <style:graphic-properties draw:marker-end="Arrowheads_20_21" draw:marker-end-width="0.3cm" draw:fill="none" draw:textarea-vertical-align="middle"/>
    </style:style>
    <style:style style:name="gr22" style:family="graphic" style:parent-style-name="objectwithoutfill">
      <style:graphic-properties draw:marker-end="Arrowheads_20_22" draw:marker-end-width="0.3cm" draw:fill="none" draw:textarea-vertical-align="middle"/>
    </style:style>
    <style:style style:name="gr23" style:family="graphic" style:parent-style-name="objectwithoutfill">
      <style:graphic-properties draw:marker-end="Arrowheads_20_23" draw:marker-end-width="0.3cm" draw:fill="none" draw:textarea-vertical-align="middle"/>
    </style:style>
    <style:style style:name="gr24" style:family="graphic" style:parent-style-name="objectwithoutfill">
      <style:graphic-properties draw:marker-end="Arrowheads_20_24" draw:marker-end-width="0.3cm" draw:fill="none" draw:textarea-vertical-align="middle"/>
    </style:style>
    <style:style style:name="gr25" style:family="graphic" style:parent-style-name="objectwithoutfill">
      <style:graphic-properties draw:marker-end="Arrowheads_20_25" draw:marker-end-width="0.3cm" draw:fill="none" draw:textarea-vertical-align="middle"/>
    </style:style>
    <style:style style:name="gr26" style:family="graphic" style:parent-style-name="objectwithoutfill">
      <style:graphic-properties draw:marker-end="Arrowheads_20_26" draw:marker-end-width="0.3cm" draw:fill="none" draw:textarea-vertical-align="middle"/>
    </style:style>
    <style:style style:name="gr27" style:family="graphic" style:parent-style-name="objectwithoutfill">
      <style:graphic-properties draw:marker-end="Arrowheads_20_28" draw:marker-end-width="0.3cm" draw:fill="none" draw:textarea-vertical-align="middle"/>
    </style:style>
    <style:style style:name="gr28" style:family="graphic" style:parent-style-name="objectwithoutfill">
      <style:graphic-properties draw:marker-end="Arrowheads_20_29" draw:marker-end-width="0.3cm" draw:fill="none" draw:textarea-vertical-align="middle"/>
    </style:style>
    <style:style style:name="gr29" style:family="graphic" style:parent-style-name="objectwithoutfill">
      <style:graphic-properties draw:marker-end="Arrowheads_20_30" draw:marker-end-width="0.3cm" draw:fill="none" draw:textarea-vertical-align="middle"/>
    </style:style>
    <style:style style:name="gr30" style:family="graphic" style:parent-style-name="objectwithoutfill">
      <style:graphic-properties draw:marker-end="Arrowheads_20_31" draw:marker-end-width="0.3cm" draw:fill="none" draw:textarea-vertical-align="middle"/>
    </style:style>
    <style:style style:name="gr31" style:family="graphic" style:parent-style-name="objectwithoutfill">
      <style:graphic-properties draw:marker-end="Arrowheads_20_32" draw:marker-end-width="0.3cm" draw:fill="none" draw:textarea-vertical-align="middle"/>
    </style:style>
    <style:style style:name="gr32" style:family="graphic" style:parent-style-name="objectwithoutfill">
      <style:graphic-properties draw:marker-end="Arrowheads_20_33" draw:marker-end-width="0.3cm" draw:fill="none" draw:textarea-vertical-align="middle"/>
    </style:style>
    <style:style style:name="gr33" style:family="graphic" style:parent-style-name="objectwithoutfill">
      <style:graphic-properties draw:marker-end="Arrowheads_20_34" draw:marker-end-width="0.3cm" draw:fill="none" draw:textarea-vertical-align="middle"/>
    </style:style>
    <style:style style:name="gr34" style:family="graphic" style:parent-style-name="standard">
      <style:graphic-properties draw:fill="solid" draw:fill-color="#b3cac7" draw:opacity="100%" draw:textarea-horizontal-align="justify" draw:textarea-vertical-align="middle" draw:auto-grow-height="false" fo:min-height="0.475cm" fo:min-width="1.551cm" draw:shadow-opacity="100%"/>
    </style:style>
    <style:style style:name="gr35" style:family="graphic" style:parent-style-name="objectwithoutfill">
      <style:graphic-properties draw:marker-end="Arrowheads_20_35" draw:marker-end-width="0.3cm" draw:fill="none" draw:textarea-vertical-align="middle"/>
    </style:style>
    <style:style style:name="gr36" style:family="graphic" style:parent-style-name="objectwithoutfill">
      <style:graphic-properties draw:marker-end="Arrowheads_20_36" draw:marker-end-width="0.3cm" draw:fill="none" draw:textarea-vertical-align="middle"/>
    </style:style>
    <style:style style:name="gr37" style:family="graphic" style:parent-style-name="objectwithoutfill">
      <style:graphic-properties draw:marker-end="Arrowheads_20_37" draw:marker-end-width="0.3cm" draw:fill="none" draw:textarea-vertical-align="middle"/>
    </style:style>
    <style:style style:name="gr38" style:family="graphic" style:parent-style-name="objectwithoutfill">
      <style:graphic-properties draw:marker-end="Arrowheads_20_38" draw:marker-end-width="0.3cm" draw:fill="none" draw:textarea-vertical-align="middle"/>
    </style:style>
    <style:style style:name="gr39" style:family="graphic" style:parent-style-name="objectwithoutfill">
      <style:graphic-properties draw:marker-end="Arrowheads_20_39" draw:marker-end-width="0.3cm" draw:fill="none" draw:textarea-vertical-align="middle"/>
    </style:style>
    <style:style style:name="gr40" style:family="graphic" style:parent-style-name="objectwithoutfill">
      <style:graphic-properties draw:marker-end="Arrowheads_20_40" draw:marker-end-width="0.3cm" draw:fill="none" draw:textarea-vertical-align="middle"/>
    </style:style>
    <style:style style:name="gr41" style:family="graphic" style:parent-style-name="objectwithoutfill">
      <style:graphic-properties draw:marker-end="Arrowheads_20_41" draw:marker-end-width="0.3cm" draw:fill="none" draw:textarea-vertical-align="middle"/>
    </style:style>
    <style:style style:name="gr42" style:family="graphic" style:parent-style-name="objectwithoutfill">
      <style:graphic-properties draw:marker-end="Arrowheads_20_42" draw:marker-end-width="0.3cm" draw:fill="none" draw:textarea-vertical-align="middle"/>
    </style:style>
    <style:style style:name="gr43" style:family="graphic" style:parent-style-name="objectwithoutfill">
      <style:graphic-properties draw:marker-end="Arrowheads_20_43" draw:marker-end-width="0.3cm" draw:fill="none" draw:textarea-vertical-align="middle"/>
    </style:style>
    <style:style style:name="gr44" style:family="graphic" style:parent-style-name="standard">
      <style:graphic-properties draw:fill="solid" draw:fill-color="#b3cac7" draw:opacity="100%" draw:textarea-horizontal-align="justify" draw:textarea-vertical-align="middle" draw:auto-grow-height="false" fo:min-height="0.475cm" fo:min-width="4.45cm" draw:shadow-opacity="100%"/>
    </style:style>
    <style:style style:name="gr45" style:family="graphic" style:parent-style-name="objectwithoutfill">
      <style:graphic-properties draw:marker-end="Arrowheads_20_44" draw:marker-end-width="0.3cm" draw:fill="none" draw:textarea-vertical-align="middle"/>
    </style:style>
    <style:style style:name="gr46" style:family="graphic" style:parent-style-name="objectwithoutfill">
      <style:graphic-properties draw:marker-end="Arrowheads_20_45" draw:marker-end-width="0.3cm" draw:fill="none" draw:textarea-vertical-align="middle"/>
    </style:style>
    <style:style style:name="gr47" style:family="graphic" style:parent-style-name="objectwithoutfill">
      <style:graphic-properties draw:marker-end="Arrowheads_20_46" draw:marker-end-width="0.3cm" draw:fill="none" draw:textarea-vertical-align="middle"/>
    </style:style>
    <style:style style:name="gr48" style:family="graphic" style:parent-style-name="standard">
      <style:graphic-properties draw:fill="solid" draw:fill-color="#ffbf00" draw:opacity="100%" draw:textarea-horizontal-align="justify" draw:textarea-vertical-align="middle" draw:auto-grow-height="false" fo:min-height="0.475cm" fo:min-width="4.416cm" draw:shadow-opacity="100%"/>
    </style:style>
    <style:style style:name="gr49" style:family="graphic" style:parent-style-name="objectwithoutfill">
      <style:graphic-properties draw:marker-end="Arrowheads_20_48" draw:marker-end-width="0.3cm" draw:fill="none" draw:textarea-vertical-align="middle"/>
    </style:style>
    <style:style style:name="gr50" style:family="graphic" style:parent-style-name="objectwithoutfill">
      <style:graphic-properties draw:marker-end="Arrowheads_20_50" draw:marker-end-width="0.3cm" draw:fill="none" draw:textarea-vertical-align="middle"/>
    </style:style>
    <style:style style:name="gr51" style:family="graphic" style:parent-style-name="standard" style:list-style-name="L1">
      <style:graphic-properties draw:opacity="0%" draw:textarea-horizontal-align="justify" draw:textarea-vertical-align="middle" draw:auto-grow-height="false" fo:min-height="0.475cm" fo:min-width="2.394cm" draw:shadow-opacity="0%"/>
    </style:style>
    <style:style style:name="gr52" style:family="graphic" style:parent-style-name="objectwithoutfill">
      <style:graphic-properties draw:marker-end="Arrowheads_20_51" draw:marker-end-width="0.3cm" draw:fill="none" draw:textarea-vertical-align="middle"/>
    </style:style>
    <style:style style:name="gr53" style:family="graphic" style:parent-style-name="objectwithoutfill">
      <style:graphic-properties draw:marker-end="Arrowheads_20_52" draw:marker-end-width="0.3cm" draw:fill="none" draw:textarea-vertical-align="middle"/>
    </style:style>
    <style:style style:name="gr54" style:family="graphic" style:parent-style-name="objectwithoutfill">
      <style:graphic-properties draw:marker-end="Arrow" draw:marker-end-width="0.3cm" draw:fill="none" draw:textarea-vertical-align="middle"/>
    </style:style>
    <style:style style:name="gr55" style:family="graphic" style:parent-style-name="standard" style:list-style-name="L1">
      <style:graphic-properties draw:fill="solid" draw:fill-color="#ffbf00" draw:opacity="100%" draw:textarea-horizontal-align="justify" draw:textarea-vertical-align="middle" draw:auto-grow-height="false" fo:min-height="0.475cm" fo:min-width="4.416cm" draw:shadow-opacity="100%"/>
    </style:style>
    <style:style style:name="gr56" style:family="graphic" style:parent-style-name="standard" style:list-style-name="L1">
      <style:graphic-properties draw:opacity="0%" draw:textarea-horizontal-align="justify" draw:textarea-vertical-align="middle" draw:auto-grow-height="false" fo:min-height="0.475cm" fo:min-width="2.394cm" draw:shadow-opacity="0%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style:paragraph-properties fo:text-align="center" style:writing-mode="lr-tb"/>
      <style:text-properties fo:font-size="13pt" style:font-size-asian="13pt" style:font-size-complex="13pt"/>
    </style:style>
    <style:style style:name="P3" style:family="paragraph">
      <style:paragraph-properties fo:text-align="center" style:writing-mode="lr-tb"/>
      <style:text-properties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fo:font-family="'Liberation Sans'" style:font-family-generic="roman" style:font-pitch="variable" fo:font-size="12pt" style:letter-kerning="true" style:font-family-asian="'Noto Sans CJK SC'" style:font-family-generic-asian="system" style:font-pitch-asian="variable" style:font-size-asian="12pt" style:font-family-complex="'Lohit Devanagari'" style:font-family-generic-complex="system" style:font-pitch-complex="variable" style:font-size-complex="12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Noto Sans CJK SC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loext:opacity="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092cm" svg:height="1.023cm" svg:x="9.614cm" svg:y="1.1cm">
          <text:p text:style-name="P1"><text:span text:style-name="T1">nat_to_b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4.706cm" svg:height="0.818cm" svg:x="5.318cm" svg:y="3.759cm">
          <text:p text:style-name="P1"><text:span text:style-name="T1">n_to_b_ad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3.478cm" svg:height="1.023cm" svg:x="11.251cm" svg:y="6.009cm">
          <text:p text:style-name="P1"><text:span text:style-name="T1">n_b_inc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5.933cm" svg:height="1.227cm" svg:x="14.524cm" svg:y="4.168cm">
          <text:p text:style-name="P1"><text:span text:style-name="T1">incr_b_add_b_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4.092cm" svg:height="1.023cm" svg:x="7.364cm" svg:y="18.077cm">
          <text:p text:style-name="P1"><text:span text:style-name="T1">bplus_Z_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4.092cm" svg:height="1.023cm" svg:x="12.683cm" svg:y="18.077cm">
          <text:p text:style-name="P1"><text:span text:style-name="T1">bplus_Z_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" draw:id="id5" draw:layer="layout" svg:width="4.705cm" svg:height="1.228cm" svg:x="10.228cm" svg:y="9.895cm">
          <text:p text:style-name="P1"><text:span text:style-name="T1">b_add_inc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6" draw:id="id6" draw:layer="layout" svg:width="3.273cm" svg:height="1.023cm" svg:x="4.5cm" svg:y="16.441cm">
          <text:p text:style-name="P1"><text:span text:style-name="T1">bin_ad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7" draw:id="id7" draw:layer="layout" svg:width="5.728cm" svg:height="0.818cm" svg:x="8.387cm" svg:y="13.168cm">
          <text:p text:style-name="P1"><text:span text:style-name="T1">b_add_com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" draw:id="id8" draw:layer="layout" svg:width="4.705cm" svg:height="1.227cm" svg:x="15.145cm" svg:y="15.6cm">
          <text:p text:style-name="P1"><text:span text:style-name="T1">bplus_asso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9" draw:id="id9" draw:layer="layout" svg:width="4.91cm" svg:height="0.818cm" svg:x="15.138cm" svg:y="11.532cm">
          <text:p text:style-name="P1"><text:span text:style-name="T1">bin_add_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3.478cm" svg:height="1.023cm" svg:x="17.593cm" svg:y="13.782cm">
          <text:p text:style-name="P1"><text:span text:style-name="T1">inc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3" draw:id="id13" draw:layer="layout" svg:width="3.478cm" svg:height="1.022cm" svg:x="15.368cm" svg:y="6.488cm">
          <text:p text:style-name="P1"><text:span text:style-name="T1">incr_in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4" draw:id="id14" draw:layer="layout" svg:width="4.092cm" svg:height="1.023cm" svg:x="22.85cm" svg:y="5.477cm">
          <text:p text:style-name="P1"><text:span text:style-name="T1">bin_add_eq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" draw:layer="layout" svg:x1="10.213cm" svg:y1="1.974cm" svg:x2="7.671cm" svg:y2="3.759cm" draw:start-shape="id1" draw:start-glue-point="7" draw:end-shape="id2" draw:end-glue-point="4" svg:d="M10213 1974v967h-2542v818">
          <text:p/>
        </draw:connector>
        <draw:connector draw:style-name="gr13" draw:text-style-name="P2" draw:layer="layout" svg:x1="11.66cm" svg:y1="2.123cm" svg:x2="12.99cm" svg:y2="6.009cm" draw:start-shape="id1" draw:start-glue-point="8" draw:end-shape="id3" draw:end-glue-point="4" svg:d="M11660 2123v1942h1330v1944">
          <text:p/>
        </draw:connector>
        <draw:connector draw:style-name="gr14" draw:text-style-name="P2" draw:layer="layout" svg:x1="13.107cm" svg:y1="1.974cm" svg:x2="17.49cm" svg:y2="4.168cm" draw:start-shape="id1" draw:start-glue-point="9" draw:end-shape="id4" draw:end-glue-point="4" svg:d="M13107 1974v1171h4383v1023">
          <text:p/>
        </draw:connector>
        <draw:connector draw:style-name="gr15" draw:text-style-name="P2" draw:layer="layout" svg:x1="7.671cm" svg:y1="4.577cm" svg:x2="11.76cm" svg:y2="6.158cm" draw:start-shape="id2" draw:start-glue-point="8" draw:end-shape="id3" draw:end-glue-point="5" svg:d="M7671 4577v716h4089v865">
          <text:p/>
        </draw:connector>
        <draw:connector draw:style-name="gr16" draw:text-style-name="P2" draw:layer="layout" svg:x1="6.007cm" svg:y1="4.458cm" svg:x2="10.917cm" svg:y2="10.074cm" draw:start-shape="id2" draw:start-glue-point="7" draw:end-shape="id5" draw:end-glue-point="5" svg:d="M6007 4458v2778h4910v2838">
          <text:p/>
        </draw:connector>
        <draw:connector draw:style-name="gr17" draw:text-style-name="P2" draw:layer="layout" draw:line-skew="-1.682cm" svg:x1="10.917cm" svg:y1="10.944cm" svg:x2="6.137cm" svg:y2="16.441cm" draw:start-shape="id5" draw:start-glue-point="7" draw:end-shape="id6" draw:end-glue-point="4" svg:d="M10917 10944v1156h-4780v4341">
          <text:p/>
        </draw:connector>
        <draw:connector draw:style-name="gr18" draw:text-style-name="P2" draw:layer="layout" svg:x1="12.581cm" svg:y1="11.123cm" svg:x2="11.251cm" svg:y2="13.168cm" draw:start-shape="id5" draw:start-glue-point="8" draw:end-shape="id7" draw:end-glue-point="4" svg:d="M12581 11123v1023h-1330v1022">
          <text:p/>
        </draw:connector>
        <draw:connector draw:style-name="gr19" draw:text-style-name="P2" draw:layer="layout" svg:x1="14.244cm" svg:y1="10.944cm" svg:x2="17.498cm" svg:y2="15.6cm" draw:start-shape="id5" draw:start-glue-point="9" draw:end-shape="id8" draw:end-glue-point="4" svg:d="M14244 10944v2417h3254v2239">
          <text:p/>
        </draw:connector>
        <draw:connector draw:style-name="gr20" draw:text-style-name="P2" draw:layer="layout" draw:line-skew="-5.45cm -1.502cm" svg:x1="14.933cm" svg:y1="10.509cm" svg:x2="15.138cm" svg:y2="11.941cm" draw:start-shape="id5" draw:start-glue-point="10" draw:end-shape="id9" draw:end-glue-point="6" svg:d="M14933 10509h166v840h-462v592h501">
          <text:p/>
        </draw:connector>
        <draw:connector draw:style-name="gr21" draw:text-style-name="P2" draw:layer="layout" svg:x1="9.225cm" svg:y1="13.867cm" svg:x2="7.294cm" svg:y2="16.59cm" draw:start-shape="id7" draw:start-glue-point="7" draw:end-shape="id6" draw:end-glue-point="11" svg:d="M9225 13867v1346h-1931v1377">
          <text:p/>
        </draw:connector>
        <draw:connector draw:style-name="gr22" draw:text-style-name="P2" draw:layer="layout" svg:x1="11.251cm" svg:y1="13.986cm" svg:x2="9.41cm" svg:y2="18.077cm" draw:start-shape="id7" draw:start-glue-point="8" draw:end-shape="id10" draw:end-glue-point="4" svg:d="M11251 13986v2045h-1841v2046">
          <text:p/>
        </draw:connector>
        <draw:connector draw:style-name="gr23" draw:text-style-name="P2" draw:layer="layout" svg:x1="11.251cm" svg:y1="13.986cm" svg:x2="13.282cm" svg:y2="18.226cm" draw:start-shape="id7" draw:start-glue-point="8" draw:end-shape="id11" draw:end-glue-point="5" svg:d="M11251 13986v2045h2031v2195">
          <text:p/>
        </draw:connector>
        <draw:connector draw:style-name="gr24" draw:text-style-name="P2" draw:layer="layout" svg:x1="19.329cm" svg:y1="12.231cm" svg:x2="19.332cm" svg:y2="13.782cm" draw:start-shape="id9" draw:start-glue-point="9" draw:end-shape="id12" draw:end-glue-point="4" svg:d="M19329 12231v835h3v716">
          <text:p/>
        </draw:connector>
        <draw:connector draw:style-name="gr25" draw:text-style-name="P2" draw:layer="layout" svg:x1="17.49cm" svg:y1="5.395cm" svg:x2="17.107cm" svg:y2="6.488cm" draw:start-shape="id4" draw:start-glue-point="8" draw:end-shape="id13" draw:end-glue-point="4" svg:d="M17490 5395v546h-383v547">
          <text:p/>
        </draw:connector>
        <draw:connector draw:style-name="gr26" draw:text-style-name="P2" draw:layer="layout" svg:x1="15.877cm" svg:y1="7.361cm" svg:x2="15.857cm" svg:y2="11.651cm" draw:start-shape="id13" draw:start-glue-point="7" draw:end-shape="id9" draw:end-glue-point="5" svg:d="M15877 7361v2160h-20v2130">
          <text:p/>
        </draw:connector>
        <draw:connector draw:style-name="gr27" draw:text-style-name="P3" draw:layer="layout" draw:line-skew="0.249cm" svg:x1="24.896cm" svg:y1="6.5cm" svg:x2="9.41cm" svg:y2="19.1cm" draw:start-shape="id14" draw:start-glue-point="8" draw:end-shape="id10" draw:end-glue-point="8" svg:d="M24896 6500v13349h-15486v-749">
          <text:p/>
        </draw:connector>
        <draw:connector draw:style-name="gr28" draw:text-style-name="P3" draw:layer="layout" draw:line-skew="-2.967cm" svg:x1="5.318cm" svg:y1="4.168cm" svg:x2="7.364cm" svg:y2="18.589cm" draw:start-shape="id2" draw:start-glue-point="6" draw:end-shape="id10" draw:end-glue-point="6" svg:d="M5318 4168h-3468v14421h5514">
          <text:p/>
        </draw:connector>
        <draw:connector draw:style-name="gr29" draw:text-style-name="P3" draw:layer="layout" svg:x1="12.581cm" svg:y1="11.123cm" svg:x2="14.729cm" svg:y2="18.077cm" draw:start-shape="id5" draw:start-glue-point="8" draw:end-shape="id11" draw:end-glue-point="4" svg:d="M12581 11123v3477h2148v3477">
          <text:p/>
        </draw:connector>
        <draw:connector draw:style-name="gr30" draw:text-style-name="P3" draw:layer="layout" draw:line-skew="1.55cm" svg:x1="20.048cm" svg:y1="11.941cm" svg:x2="9.41cm" svg:y2="19.1cm" draw:start-shape="id9" draw:start-glue-point="10" draw:end-shape="id10" draw:end-glue-point="8" svg:d="M20048 11941h2051v7659h-12689v-500">
          <text:p/>
        </draw:connector>
        <draw:connector draw:style-name="gr31" draw:text-style-name="P3" draw:layer="layout" draw:line-skew="-1.781cm" svg:x1="17.593cm" svg:y1="11.532cm" svg:x2="4.5cm" svg:y2="16.953cm" draw:start-shape="id9" draw:start-glue-point="4" draw:end-shape="id6" draw:end-glue-point="6" svg:d="M17593 11532v-2282h-13595v7703h502">
          <text:p/>
        </draw:connector>
        <draw:connector draw:style-name="gr32" draw:text-style-name="P3" draw:layer="layout" svg:x1="19.589cm" svg:y1="5.216cm" svg:x2="20.562cm" svg:y2="13.931cm" draw:start-shape="id4" draw:start-glue-point="9" draw:end-shape="id12" draw:end-glue-point="11" svg:d="M19589 5216v4372h973v4343">
          <text:p/>
        </draw:connector>
        <draw:connector draw:style-name="gr33" draw:text-style-name="P3" draw:layer="layout" svg:x1="24.896cm" svg:y1="5.477cm" svg:x2="18.846cm" svg:y2="6.999cm" draw:start-shape="id14" draw:start-glue-point="4" draw:end-shape="id13" draw:end-glue-point="10" svg:d="M24896 5477v-502h-4048v2024h-2002">
          <text:p/>
        </draw:connector>
        <draw:custom-shape draw:style-name="gr34" draw:text-style-name="P1" xml:id="id15" draw:id="id15" draw:layer="layout" svg:width="2.899cm" svg:height="1.023cm" svg:x="20.951cm" svg:y="7.75cm">
          <text:p text:style-name="P1"><text:span text:style-name="T1">helpe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xml:id="id16" draw:id="id16" draw:layer="layout" svg:width="2.899cm" svg:height="1.023cm" svg:x="25.1cm" svg:y="7.727cm">
          <text:p text:style-name="P1"><text:span text:style-name="T1">helpe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3" draw:layer="layout" svg:x1="23.449cm" svg:y1="6.351cm" svg:x2="22.401cm" svg:y2="7.75cm" draw:start-shape="id14" draw:start-glue-point="7" draw:end-shape="id15" draw:end-glue-point="4" svg:d="M23449 6351v773h-1048v626">
          <text:p/>
        </draw:connector>
        <draw:connector draw:style-name="gr36" draw:text-style-name="P3" draw:layer="layout" svg:x1="26.343cm" svg:y1="6.351cm" svg:x2="26.55cm" svg:y2="7.727cm" draw:start-shape="id14" draw:start-glue-point="9" draw:end-shape="id16" draw:end-glue-point="4" svg:d="M26343 6351v762h207v614">
          <text:p/>
        </draw:connector>
        <draw:connector draw:style-name="gr37" draw:text-style-name="P3" draw:layer="layout" svg:x1="26.55cm" svg:y1="8.75cm" svg:x2="14.933cm" svg:y2="10.509cm" draw:start-shape="id16" draw:start-glue-point="8" draw:end-shape="id5" draw:end-glue-point="10" svg:d="M26550 8750v1759h-11617">
          <text:p/>
        </draw:connector>
        <draw:connector draw:style-name="gr38" draw:text-style-name="P3" draw:layer="layout" svg:x1="27.575cm" svg:y1="8.601cm" svg:x2="19.85cm" svg:y2="16.214cm" draw:start-shape="id16" draw:start-glue-point="9" draw:end-shape="id8" draw:end-glue-point="10" svg:d="M27575 8601v7613h-7725">
          <text:p/>
        </draw:connector>
        <draw:connector draw:style-name="gr39" draw:text-style-name="P3" draw:layer="layout" svg:x1="25.524cm" svg:y1="8.601cm" svg:x2="14.115cm" svg:y2="13.577cm" draw:start-shape="id16" draw:start-glue-point="7" draw:end-shape="id7" draw:end-glue-point="10" svg:d="M25524 8601v4976h-11409">
          <text:p/>
        </draw:connector>
        <draw:connector draw:style-name="gr40" draw:text-style-name="P3" draw:layer="layout" svg:x1="26.55cm" svg:y1="8.75cm" svg:x2="21.071cm" svg:y2="14.294cm" draw:start-shape="id16" draw:start-glue-point="8" draw:end-shape="id12" draw:end-glue-point="10" svg:d="M26550 8750v5544h-5479">
          <text:p/>
        </draw:connector>
        <draw:custom-shape draw:style-name="gr11" draw:text-style-name="P1" xml:id="id17" draw:id="id17" draw:layer="layout" svg:width="4.092cm" svg:height="1.023cm" svg:x="22.851cm" svg:y="16.877cm">
          <text:p text:style-name="P1"><text:span text:style-name="T1">B0_eq_bin_add_b_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3" draw:layer="layout" svg:x1="27.999cm" svg:y1="8.239cm" svg:x2="26.943cm" svg:y2="17.389cm" draw:start-shape="id16" draw:start-glue-point="10" draw:end-shape="id17" draw:end-glue-point="10" svg:d="M27999 8239h500v9150h-1556">
          <text:p/>
        </draw:connector>
        <draw:connector draw:style-name="gr42" draw:text-style-name="P3" draw:layer="layout" svg:x1="22.401cm" svg:y1="8.773cm" svg:x2="19.85cm" svg:y2="16.214cm" draw:start-shape="id15" draw:start-glue-point="8" draw:end-shape="id8" draw:end-glue-point="10" svg:d="M22401 8773v7441h-2551">
          <text:p/>
        </draw:connector>
        <draw:connector draw:style-name="gr43" draw:text-style-name="P3" draw:layer="layout" svg:x1="23.426cm" svg:y1="8.624cm" svg:x2="23.45cm" svg:y2="17.026cm" draw:start-shape="id15" draw:start-glue-point="9" draw:end-shape="id17" draw:end-glue-point="5" svg:d="M23426 8624v4200h24v4202">
          <text:p/>
        </draw:connector>
        <draw:custom-shape draw:style-name="gr44" draw:text-style-name="P1" xml:id="id18" draw:id="id18" draw:layer="layout" svg:width="7cm" svg:height="1.023cm" svg:x="21.5cm" svg:y="2.427cm">
          <text:p text:style-name="P1"><text:span text:style-name="T1">bin_add_cancel_le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4" draw:layer="layout" draw:line-skew="-0.998cm" svg:x1="20.951cm" svg:y1="8.262cm" svg:x2="4.5cm" svg:y2="16.953cm" draw:start-shape="id15" draw:start-glue-point="6" draw:end-shape="id6" draw:end-glue-point="6" svg:d="M20951 8262h-17951v8691h1500">
          <text:p/>
        </draw:connector>
        <draw:connector draw:style-name="gr46" draw:text-style-name="P4" draw:layer="layout" svg:x1="21.375cm" svg:y1="7.899cm" svg:x2="22.525cm" svg:y2="3.301cm" draw:start-shape="id15" draw:start-glue-point="5" draw:end-shape="id18" draw:end-glue-point="7" svg:d="M21375 7899v-2300h1150v-2298">
          <text:p/>
        </draw:connector>
        <draw:connector draw:style-name="gr47" draw:text-style-name="P4" draw:layer="layout" draw:line-skew="0.297cm" svg:x1="12.581cm" svg:y1="11.123cm" svg:x2="18.102cm" svg:y2="13.931cm" draw:start-shape="id5" draw:start-glue-point="8" draw:end-shape="id12" draw:end-glue-point="5" svg:d="M12581 11123v1626h5521v1182">
          <text:p/>
        </draw:connector>
      </draw:page>
      <draw:page draw:name="page2" draw:style-name="dp1" draw:master-page-name="Default">
        <draw:custom-shape draw:style-name="gr1" draw:text-style-name="P1" xml:id="id19" draw:id="id19" draw:layer="layout" svg:width="4.092cm" svg:height="1.023cm" svg:x="9.614cm" svg:y="1.1cm">
          <text:p text:style-name="P1"><text:span text:style-name="T1">bin_nat_b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0" draw:id="id20" draw:layer="layout" svg:width="4.706cm" svg:height="0.818cm" svg:x="5.318cm" svg:y="3.759cm">
          <text:p text:style-name="P1"><text:span text:style-name="T1">n_to_b_ad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1" draw:id="id21" draw:layer="layout" svg:width="3.478cm" svg:height="1.023cm" svg:x="11.251cm" svg:y="6.009cm">
          <text:p text:style-name="P1"><text:span text:style-name="T1">n_b_inc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" draw:id="id28" draw:layer="layout" svg:width="4.092cm" svg:height="1.023cm" svg:x="7.364cm" svg:y="18.077cm">
          <text:p text:style-name="P1"><text:span text:style-name="T1">bplus_Z_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9" draw:id="id29" draw:layer="layout" svg:width="4.092cm" svg:height="1.023cm" svg:x="12.683cm" svg:y="18.077cm">
          <text:p text:style-name="P1"><text:span text:style-name="T1">bplus_Z_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3" draw:id="id23" draw:layer="layout" svg:width="4.705cm" svg:height="1.228cm" svg:x="10.228cm" svg:y="9.895cm">
          <text:p text:style-name="P1"><text:span text:style-name="T1">b_add_inc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4" draw:id="id24" draw:layer="layout" svg:width="3.273cm" svg:height="1.023cm" svg:x="4.5cm" svg:y="16.441cm">
          <text:p text:style-name="P1"><text:span text:style-name="T1">bin_ad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5" draw:id="id25" draw:layer="layout" svg:width="5.728cm" svg:height="0.818cm" svg:x="8.387cm" svg:y="13.168cm">
          <text:p text:style-name="P1"><text:span text:style-name="T1">b_add_com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6" draw:id="id26" draw:layer="layout" svg:width="4.705cm" svg:height="1.227cm" svg:x="15.145cm" svg:y="15.6cm">
          <text:p text:style-name="P1"><text:span text:style-name="T1">bplus_asso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27" draw:id="id27" draw:layer="layout" svg:width="4.91cm" svg:height="0.818cm" svg:x="15.138cm" svg:y="11.532cm">
          <text:p text:style-name="P1"><text:span text:style-name="T1">bin_add_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0" draw:id="id30" draw:layer="layout" svg:width="3.478cm" svg:height="1.023cm" svg:x="17.772cm" svg:y="13.75cm">
          <text:p text:style-name="P1"><text:span text:style-name="T1">inc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" draw:layer="layout" svg:x1="10.213cm" svg:y1="1.974cm" svg:x2="7.671cm" svg:y2="3.759cm" draw:start-shape="id19" draw:start-glue-point="7" draw:end-shape="id20" draw:end-glue-point="4" svg:d="M10213 1974v967h-2542v818">
          <text:p/>
        </draw:connector>
        <draw:connector draw:style-name="gr13" draw:text-style-name="P2" draw:layer="layout" svg:x1="11.66cm" svg:y1="2.123cm" svg:x2="12.99cm" svg:y2="6.009cm" draw:start-shape="id19" draw:start-glue-point="8" draw:end-shape="id21" draw:end-glue-point="4" svg:d="M11660 2123v1942h1330v1944">
          <text:p/>
        </draw:connector>
        <draw:connector draw:style-name="gr14" draw:text-style-name="P2" draw:layer="layout" svg:x1="13.107cm" svg:y1="1.974cm" svg:x2="20.275cm" svg:y2="4.727cm" draw:start-shape="id19" draw:start-glue-point="9" draw:end-shape="id22" draw:end-glue-point="4" svg:d="M13107 1974v1450h7168v1303">
          <text:p/>
        </draw:connector>
        <draw:connector draw:style-name="gr15" draw:text-style-name="P2" draw:layer="layout" svg:x1="7.671cm" svg:y1="4.577cm" svg:x2="11.76cm" svg:y2="6.158cm" draw:start-shape="id20" draw:start-glue-point="8" draw:end-shape="id21" draw:end-glue-point="5" svg:d="M7671 4577v716h4089v865">
          <text:p/>
        </draw:connector>
        <draw:connector draw:style-name="gr16" draw:text-style-name="P2" draw:layer="layout" svg:x1="6.007cm" svg:y1="4.458cm" svg:x2="10.917cm" svg:y2="10.074cm" draw:start-shape="id20" draw:start-glue-point="7" draw:end-shape="id23" draw:end-glue-point="5" svg:d="M6007 4458v2778h4910v2838">
          <text:p/>
        </draw:connector>
        <draw:connector draw:style-name="gr17" draw:text-style-name="P2" draw:layer="layout" draw:line-skew="-1.682cm" svg:x1="10.917cm" svg:y1="10.944cm" svg:x2="6.137cm" svg:y2="16.441cm" draw:start-shape="id23" draw:start-glue-point="7" draw:end-shape="id24" draw:end-glue-point="4" svg:d="M10917 10944v1156h-4780v4341">
          <text:p/>
        </draw:connector>
        <draw:connector draw:style-name="gr18" draw:text-style-name="P2" draw:layer="layout" svg:x1="12.581cm" svg:y1="11.123cm" svg:x2="11.251cm" svg:y2="13.168cm" draw:start-shape="id23" draw:start-glue-point="8" draw:end-shape="id25" draw:end-glue-point="4" svg:d="M12581 11123v1023h-1330v1022">
          <text:p/>
        </draw:connector>
        <draw:connector draw:style-name="gr19" draw:text-style-name="P2" draw:layer="layout" svg:x1="14.244cm" svg:y1="10.944cm" svg:x2="17.498cm" svg:y2="15.6cm" draw:start-shape="id23" draw:start-glue-point="9" draw:end-shape="id26" draw:end-glue-point="4" svg:d="M14244 10944v2417h3254v2239">
          <text:p/>
        </draw:connector>
        <draw:connector draw:style-name="gr20" draw:text-style-name="P2" draw:layer="layout" draw:line-skew="-5.45cm -1.502cm" svg:x1="14.933cm" svg:y1="10.509cm" svg:x2="15.138cm" svg:y2="11.941cm" draw:start-shape="id23" draw:start-glue-point="10" draw:end-shape="id27" draw:end-glue-point="6" svg:d="M14933 10509h166v840h-462v592h501">
          <text:p/>
        </draw:connector>
        <draw:connector draw:style-name="gr21" draw:text-style-name="P2" draw:layer="layout" svg:x1="9.225cm" svg:y1="13.867cm" svg:x2="7.294cm" svg:y2="16.59cm" draw:start-shape="id25" draw:start-glue-point="7" draw:end-shape="id24" draw:end-glue-point="11" svg:d="M9225 13867v1346h-1931v1377">
          <text:p/>
        </draw:connector>
        <draw:connector draw:style-name="gr22" draw:text-style-name="P2" draw:layer="layout" svg:x1="11.251cm" svg:y1="13.986cm" svg:x2="9.41cm" svg:y2="18.077cm" draw:start-shape="id25" draw:start-glue-point="8" draw:end-shape="id28" draw:end-glue-point="4" svg:d="M11251 13986v2045h-1841v2046">
          <text:p/>
        </draw:connector>
        <draw:connector draw:style-name="gr23" draw:text-style-name="P2" draw:layer="layout" svg:x1="11.251cm" svg:y1="13.986cm" svg:x2="13.282cm" svg:y2="18.226cm" draw:start-shape="id25" draw:start-glue-point="8" draw:end-shape="id29" draw:end-glue-point="5" svg:d="M11251 13986v2045h2031v2195">
          <text:p/>
        </draw:connector>
        <draw:connector draw:style-name="gr24" draw:text-style-name="P2" draw:layer="layout" svg:x1="19.329cm" svg:y1="12.231cm" svg:x2="19.511cm" svg:y2="13.75cm" draw:start-shape="id27" draw:start-glue-point="9" draw:end-shape="id30" draw:end-glue-point="4" svg:d="M19329 12231v819h182v700">
          <text:p/>
        </draw:connector>
        <draw:connector draw:style-name="gr28" draw:text-style-name="P3" draw:layer="layout" draw:line-skew="-2.967cm" svg:x1="5.318cm" svg:y1="4.168cm" svg:x2="7.364cm" svg:y2="18.589cm" draw:start-shape="id20" draw:start-glue-point="6" draw:end-shape="id28" draw:end-glue-point="6" svg:d="M5318 4168h-3468v14421h5514">
          <text:p/>
        </draw:connector>
        <draw:connector draw:style-name="gr29" draw:text-style-name="P3" draw:layer="layout" svg:x1="12.581cm" svg:y1="11.123cm" svg:x2="14.729cm" svg:y2="18.077cm" draw:start-shape="id23" draw:start-glue-point="8" draw:end-shape="id29" draw:end-glue-point="4" svg:d="M12581 11123v3477h2148v3477">
          <text:p/>
        </draw:connector>
        <draw:connector draw:style-name="gr30" draw:text-style-name="P3" draw:layer="layout" draw:line-skew="1.55cm" svg:x1="20.048cm" svg:y1="11.941cm" svg:x2="9.41cm" svg:y2="19.1cm" draw:start-shape="id27" draw:start-glue-point="10" draw:end-shape="id28" draw:end-glue-point="8" svg:d="M20048 11941h2051v7659h-12689v-500">
          <text:p/>
        </draw:connector>
        <draw:connector draw:style-name="gr31" draw:text-style-name="P3" draw:layer="layout" draw:line-skew="-1.781cm" svg:x1="17.593cm" svg:y1="11.532cm" svg:x2="4.5cm" svg:y2="16.953cm" draw:start-shape="id27" draw:start-glue-point="4" draw:end-shape="id24" draw:end-glue-point="6" svg:d="M17593 11532v-2282h-13595v7703h502">
          <text:p/>
        </draw:connector>
        <draw:custom-shape draw:style-name="gr48" draw:text-style-name="P1" xml:id="id22" draw:id="id22" draw:layer="layout" svg:width="6.95cm" svg:height="1.023cm" svg:x="16.8cm" svg:y="4.727cm">
          <text:p text:style-name="P5">B0_eq_bin_add_b_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4" draw:layer="layout" draw:line-skew="0.297cm" svg:x1="12.581cm" svg:y1="11.123cm" svg:x2="18.281cm" svg:y2="13.899cm" draw:start-shape="id23" draw:start-glue-point="8" draw:end-shape="id30" draw:end-glue-point="5" svg:d="M12581 11123v1610h5700v1166">
          <text:p/>
        </draw:connector>
        <draw:custom-shape draw:style-name="gr1" draw:text-style-name="P1" xml:id="id31" draw:id="id31" draw:layer="layout" svg:width="4.092cm" svg:height="1.023cm" svg:x="18.715cm" svg:y="1.5cm">
          <text:p text:style-name="P6"><text:span text:style-name="T2">bin_to_</text:span><text:span text:style-name="T1">n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4" draw:layer="layout" svg:x1="13.706cm" svg:y1="1.612cm" svg:x2="18.715cm" svg:y2="2.012cm" draw:start-shape="id19" draw:start-glue-point="10" draw:end-shape="id31" draw:end-glue-point="6" svg:d="M13706 1612h2505v400h2504">
          <text:p/>
        </draw:connector>
        <draw:connector draw:style-name="gr50" draw:text-style-name="P4" draw:layer="layout" svg:x1="14.115cm" svg:y1="13.577cm" svg:x2="17.772cm" svg:y2="14.262cm" draw:start-shape="id25" draw:start-glue-point="10" draw:end-shape="id30" draw:end-glue-point="6" svg:d="M14115 13577h1828v685h1829">
          <text:p/>
        </draw:connector>
        <draw:custom-shape draw:style-name="gr51" draw:text-style-name="P6" xml:id="id32" draw:id="id32" draw:layer="layout" svg:width="4.092cm" svg:height="1.023cm" svg:x="1.516cm" svg:y="1.7cm">
          <text:p text:style-name="P6"><text:span text:style-name="T1">normal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4" draw:layer="layout" svg:x1="9.614cm" svg:y1="1.612cm" svg:x2="5.608cm" svg:y2="2.212cm" draw:start-shape="id19" draw:start-glue-point="6" draw:end-shape="id32" draw:end-glue-point="10" svg:d="M9614 1612h-2003v600h-2003">
          <text:p/>
        </draw:connector>
        <draw:connector draw:style-name="gr53" draw:text-style-name="P4" draw:layer="layout" draw:line-skew="-2.082cm" svg:x1="3.562cm" svg:y1="2.723cm" svg:x2="4.979cm" svg:y2="16.59cm" draw:start-shape="id32" draw:start-glue-point="8" draw:end-shape="id24" draw:end-glue-point="5" svg:d="M3562 2723v4776h1417v9091">
          <text:p/>
        </draw:connector>
        <draw:connector draw:style-name="gr54" draw:text-style-name="P4" draw:layer="layout" draw:line-skew="-3.863cm" svg:x1="10.228cm" svg:y1="10.509cm" svg:x2="7.364cm" svg:y2="18.589cm" draw:start-shape="id23" draw:start-glue-point="6" draw:end-shape="id28" draw:end-glue-point="6" svg:d="M10228 10509h-7228v8080h4364">
          <text:p/>
        </draw:connector>
      </draw:page>
      <draw:page draw:name="page3" draw:style-name="dp1" draw:master-page-name="Default">
        <draw:custom-shape draw:style-name="gr1" draw:text-style-name="P1" xml:id="id33" draw:id="id33" draw:layer="layout" svg:width="4.092cm" svg:height="1.023cm" svg:x="9.614cm" svg:y="1.1cm">
          <text:p text:style-name="P1"><text:span text:style-name="T1">bin_nat_b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4" draw:id="id34" draw:layer="layout" svg:width="4.706cm" svg:height="0.818cm" svg:x="5.318cm" svg:y="3.759cm">
          <text:p text:style-name="P1"><text:span text:style-name="T1">n_to_b_ad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5" draw:id="id35" draw:layer="layout" svg:width="3.478cm" svg:height="1.023cm" svg:x="11.251cm" svg:y="6.009cm">
          <text:p text:style-name="P1"><text:span text:style-name="T1">n_b_inc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9" draw:id="id39" draw:layer="layout" svg:width="4.092cm" svg:height="1.023cm" svg:x="7.364cm" svg:y="18.077cm">
          <text:p text:style-name="P1"><text:span text:style-name="T1">bplus_Z_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40" draw:id="id40" draw:layer="layout" svg:width="3.273cm" svg:height="1.023cm" svg:x="4.5cm" svg:y="16.441cm">
          <text:p text:style-name="P1"><text:span text:style-name="T1">bin_ad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3" draw:id="id43" draw:layer="layout" svg:width="4.705cm" svg:height="1.227cm" svg:x="7.795cm" svg:y="11.523cm">
          <text:p text:style-name="P1"><text:span text:style-name="T1">bplus_asso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37" draw:id="id37" draw:layer="layout" svg:width="4.91cm" svg:height="0.818cm" svg:x="14.84cm" svg:y="13.432cm">
          <text:p text:style-name="P1"><text:span text:style-name="T1">bin_add_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8" draw:id="id38" draw:layer="layout" svg:width="3.478cm" svg:height="1.023cm" svg:x="16cm" svg:y="16cm">
          <text:p text:style-name="P1"><text:span text:style-name="T1">inc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" draw:layer="layout" svg:x1="10.213cm" svg:y1="1.974cm" svg:x2="7.671cm" svg:y2="3.759cm" draw:start-shape="id33" draw:start-glue-point="7" draw:end-shape="id34" draw:end-glue-point="4" svg:d="M10213 1974v967h-2542v818">
          <text:p/>
        </draw:connector>
        <draw:connector draw:style-name="gr13" draw:text-style-name="P2" draw:layer="layout" svg:x1="11.66cm" svg:y1="2.123cm" svg:x2="12.99cm" svg:y2="6.009cm" draw:start-shape="id33" draw:start-glue-point="8" draw:end-shape="id35" draw:end-glue-point="4" svg:d="M11660 2123v1942h1330v1944">
          <text:p/>
        </draw:connector>
        <draw:connector draw:style-name="gr14" draw:text-style-name="P2" draw:layer="layout" svg:x1="13.107cm" svg:y1="1.974cm" svg:x2="20.275cm" svg:y2="4.727cm" draw:start-shape="id33" draw:start-glue-point="9" draw:end-shape="id36" draw:end-glue-point="4" svg:d="M13107 1974v1450h7168v1303">
          <text:p/>
        </draw:connector>
        <draw:connector draw:style-name="gr15" draw:text-style-name="P2" draw:layer="layout" svg:x1="7.671cm" svg:y1="4.577cm" svg:x2="11.76cm" svg:y2="6.158cm" draw:start-shape="id34" draw:start-glue-point="8" draw:end-shape="id35" draw:end-glue-point="5" svg:d="M7671 4577v716h4089v865">
          <text:p/>
        </draw:connector>
        <draw:connector draw:style-name="gr24" draw:text-style-name="P2" draw:layer="layout" svg:x1="17.295cm" svg:y1="14.25cm" svg:x2="17.739cm" svg:y2="16cm" draw:start-shape="id37" draw:end-shape="id38" draw:end-glue-point="4" svg:d="M17295 14250v875h444v875">
          <text:p/>
        </draw:connector>
        <draw:connector draw:style-name="gr28" draw:text-style-name="P3" draw:layer="layout" draw:line-skew="-2.967cm" svg:x1="5.318cm" svg:y1="4.168cm" svg:x2="7.364cm" svg:y2="18.589cm" draw:start-shape="id34" draw:start-glue-point="6" draw:end-shape="id39" draw:end-glue-point="6" svg:d="M5318 4168h-3468v14421h5514">
          <text:p/>
        </draw:connector>
        <draw:connector draw:style-name="gr30" draw:text-style-name="P3" draw:layer="layout" svg:x1="19.75cm" svg:y1="13.841cm" svg:x2="11.456cm" svg:y2="18.589cm" draw:start-shape="id37" draw:start-glue-point="10" draw:end-shape="id39" draw:end-glue-point="10" svg:d="M19750 13841h501v4748h-8795">
          <text:p/>
        </draw:connector>
        <draw:connector draw:style-name="gr31" draw:text-style-name="P3" draw:layer="layout" svg:x1="14.84cm" svg:y1="13.841cm" svg:x2="7.773cm" svg:y2="16.953cm" draw:start-shape="id37" draw:start-glue-point="6" draw:end-shape="id40" draw:end-glue-point="10" svg:d="M14840 13841h-3534v3112h-3533">
          <text:p/>
        </draw:connector>
        <draw:custom-shape draw:style-name="gr55" draw:text-style-name="P5" xml:id="id36" draw:id="id36" draw:layer="layout" svg:width="6.95cm" svg:height="1.023cm" svg:x="16.8cm" svg:y="4.727cm">
          <text:p text:style-name="P5">B0_eq_bin_add_b_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41" draw:id="id41" draw:layer="layout" svg:width="4.092cm" svg:height="1.023cm" svg:x="18.715cm" svg:y="1.5cm">
          <text:p text:style-name="P6"><text:span text:style-name="T2">bin_to_</text:span><text:span text:style-name="T1">n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4" draw:layer="layout" svg:x1="13.706cm" svg:y1="1.612cm" svg:x2="18.715cm" svg:y2="2.012cm" draw:start-shape="id33" draw:start-glue-point="10" draw:end-shape="id41" draw:end-glue-point="6" svg:d="M13706 1612h2505v400h2504">
          <text:p/>
        </draw:connector>
        <draw:custom-shape draw:style-name="gr56" draw:text-style-name="P6" xml:id="id42" draw:id="id42" draw:layer="layout" svg:width="4.092cm" svg:height="1.023cm" svg:x="1.516cm" svg:y="1.7cm">
          <text:p text:style-name="P6"><text:span text:style-name="T1">normal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4" draw:layer="layout" svg:x1="9.614cm" svg:y1="1.612cm" svg:x2="5.608cm" svg:y2="2.212cm" draw:start-shape="id33" draw:start-glue-point="6" draw:end-shape="id42" draw:end-glue-point="10" svg:d="M9614 1612h-2003v600h-2003">
          <text:p/>
        </draw:connector>
        <draw:connector draw:style-name="gr53" draw:text-style-name="P4" draw:layer="layout" draw:line-skew="-2.082cm" svg:x1="3.562cm" svg:y1="2.723cm" svg:x2="4.979cm" svg:y2="16.59cm" draw:start-shape="id42" draw:start-glue-point="8" draw:end-shape="id40" draw:end-glue-point="5" svg:d="M3562 2723v4776h1417v9091">
          <text:p/>
        </draw:connector>
        <draw:connector draw:style-name="gr54" draw:text-style-name="P4" draw:layer="layout" svg:x1="6.007cm" svg:y1="4.458cm" svg:x2="17.295cm" svg:y2="13.432cm" draw:start-shape="id34" draw:start-glue-point="7" draw:end-shape="id37" draw:end-glue-point="4" svg:d="M6007 4458v4547h11288v4427">
          <text:p/>
        </draw:connector>
        <draw:connector draw:style-name="gr54" draw:text-style-name="P4" draw:layer="layout" svg:x1="9.335cm" svg:y1="4.458cm" svg:x2="10.148cm" svg:y2="11.523cm" draw:start-shape="id34" draw:start-glue-point="9" draw:end-shape="id43" draw:end-glue-point="4" svg:d="M9335 4458v3592h813v3473">
          <text:p/>
        </draw:connector>
        <draw:connector draw:style-name="gr54" draw:text-style-name="P4" draw:layer="layout" svg:x1="7.671cm" svg:y1="4.577cm" svg:x2="6.137cm" svg:y2="16.441cm" draw:start-shape="id34" draw:start-glue-point="8" draw:end-shape="id40" draw:end-glue-point="4" svg:d="M7671 4577v5932h-1534v5932">
          <text:p/>
        </draw:connector>
        <draw:custom-shape draw:style-name="gr1" draw:text-style-name="P6" xml:id="id44" draw:id="id44" draw:layer="layout" svg:width="4.092cm" svg:height="1.023cm" svg:x="18.715cm" svg:y="7.7cm">
          <text:p text:style-name="P6"><text:span text:style-name="T1">nat_to_b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4" draw:layer="layout" draw:line-skew="-0.961cm" svg:x1="13.706cm" svg:y1="1.611cm" svg:x2="18.715cm" svg:y2="8.212cm" draw:start-shape="id33" draw:end-shape="id44" draw:end-glue-point="6" svg:d="M13706 1611h1544v6601h3465">
          <text:p/>
        </draw:connector>
        <draw:connector draw:style-name="gr54" draw:text-style-name="P4" draw:layer="layout" draw:line-skew="0.777cm" svg:x1="7.671cm" svg:y1="4.577cm" svg:x2="20.761cm" svg:y2="8.723cm" draw:start-shape="id34" draw:end-shape="id44" draw:end-glue-point="8" svg:d="M7671 4577v5423h13090v-1277">
          <text:p/>
        </draw:connector>
        <draw:connector draw:style-name="gr54" draw:text-style-name="P4" draw:layer="layout" svg:x1="12.99cm" svg:y1="7.032cm" svg:x2="16cm" svg:y2="16.512cm" draw:start-shape="id35" draw:start-glue-point="8" draw:end-shape="id38" draw:end-glue-point="6" svg:d="M12990 7032v9480h30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8" draw:display-name="Arrowheads 48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1-12-23T15:23:15.170806070</meta:creation-date>
    <dc:date>2021-12-26T17:57:34</dc:date>
    <meta:editing-duration>P2DT6H42M14S</meta:editing-duration>
    <meta:editing-cycles>42</meta:editing-cycles>
    <meta:generator>OpenOffice/4.1.3$Unix OpenOffice.org_project/413m1$Build-9783</meta:generator>
    <dc:creator>Rajesh Jayaprakash</dc:creator>
    <meta:document-statistic meta:object-count="118"/>
  </office:meta>
</office:document-meta>
</file>